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4583in" fo:margin-left="-0.0813in" fo:margin-top="0in" fo:margin-bottom="0in" table:align="left"/>
    </style:style>
    <style:style style:name="Table1.A" style:family="table-column">
      <style:table-column-properties style:column-width="0.375in"/>
    </style:style>
    <style:style style:name="Table1.B" style:family="table-column">
      <style:table-column-properties style:column-width="3.7917in"/>
    </style:style>
    <style:style style:name="Table1.C" style:family="table-column">
      <style:table-column-properties style:column-width="1.0417in"/>
    </style:style>
    <style:style style:name="Table1.D" style:family="table-column">
      <style:table-column-properties style:column-width="1.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2701in" fo:margin-left="-0.0813in" fo:margin-top="0in" fo:margin-bottom="0in" table:align="left"/>
    </style:style>
    <style:style style:name="Table2.A" style:family="table-column">
      <style:table-column-properties style:column-width="3.1347in"/>
    </style:style>
    <style:style style:name="Table2.B" style:family="table-column">
      <style:table-column-properties style:column-width="3.1354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2.11" style:family="table-row">
      <style:table-row-properties style:min-row-height="0.3194in" fo:keep-together="auto"/>
    </style:style>
    <style:style style:name="Table2.13" style:family="table-row">
      <style:table-row-properties style:min-row-height="0.3333in" fo:keep-together="auto"/>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3"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4"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5"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6" style:family="paragraph" style:parent-style-name="Standard">
      <style:paragraph-properties fo:margin-top="0in" fo:margin-bottom="0in" loext:contextual-spacing="false"/>
      <style:text-properties fo:language="en" fo:country="GB"/>
    </style:style>
    <style:style style:name="P7" style:family="paragraph" style:parent-style-name="Standard">
      <style:paragraph-properties fo:margin-top="0in" fo:margin-bottom="0in" loext:contextual-spacing="false" fo:text-align="center" style:justify-single-word="false"/>
      <style:text-properties fo:language="en" fo:country="GB"/>
    </style:style>
    <style:style style:name="P8" style:family="paragraph" style:parent-style-name="Standard">
      <style:paragraph-properties fo:margin-top="0in" fo:margin-bottom="0in" loext:contextual-spacing="false" fo:line-height="100%" fo:orphans="0" fo:widows="0"/>
      <style:text-properties fo:language="en" fo:country="GB"/>
    </style:style>
    <style:style style:name="P9" style:family="paragraph" style:parent-style-name="Standard">
      <style:paragraph-properties fo:margin-top="0in" fo:margin-bottom="0in" loext:contextual-spacing="false"/>
      <style:text-properties fo:font-size="10pt" fo:language="en" fo:country="GB" style:font-size-asian="10pt" style:font-size-complex="10pt"/>
    </style:style>
    <style:style style:name="P10" style:family="paragraph" style:parent-style-name="Standard" style:master-page-name="Converted22">
      <style:paragraph-properties fo:margin-top="0in" fo:margin-bottom="0in" loext:contextual-spacing="false" fo:line-height="100%" style:page-number="auto"/>
    </style:style>
    <style:style style:name="P11" style:family="paragraph" style:parent-style-name="Standard" style:master-page-name="Converted24">
      <style:paragraph-properties fo:margin-top="0in" fo:margin-bottom="0in" loext:contextual-spacing="false" fo:line-height="100%" style:page-number="auto"/>
    </style:style>
    <style:style style:name="P12" style:family="paragraph" style:parent-style-name="Standard" style:master-page-name="Converted1">
      <style:paragraph-properties fo:margin-top="0in" fo:margin-bottom="0in" loext:contextual-spacing="false" fo:line-height="100%" style:page-number="auto"/>
      <style:text-properties fo:font-size="10pt" fo:language="en" fo:country="GB" style:font-size-asian="10pt" style:font-size-complex="10pt"/>
    </style:style>
    <style:style style:name="P13" style:family="paragraph" style:parent-style-name="Standard" style:master-page-name="Converted2">
      <style:paragraph-properties fo:margin-top="0in" fo:margin-bottom="0in" loext:contextual-spacing="false" fo:line-height="100%" style:page-number="auto"/>
      <style:text-properties fo:font-size="10pt" fo:language="en" fo:country="GB" style:font-size-asian="10pt" style:font-size-complex="10pt"/>
    </style:style>
    <style:style style:name="P14" style:family="paragraph" style:parent-style-name="Standard" style:master-page-name="Converted3">
      <style:paragraph-properties fo:margin-top="0in" fo:margin-bottom="0in" loext:contextual-spacing="false" fo:line-height="100%" style:page-number="auto"/>
      <style:text-properties fo:font-size="10pt" fo:language="en" fo:country="GB" style:font-size-asian="10pt" style:font-size-complex="10pt"/>
    </style:style>
    <style:style style:name="P15" style:family="paragraph" style:parent-style-name="Standard" style:master-page-name="Converted4">
      <style:paragraph-properties fo:margin-top="0in" fo:margin-bottom="0in" loext:contextual-spacing="false" fo:line-height="100%" style:page-number="auto"/>
      <style:text-properties fo:font-size="10pt" fo:language="en" fo:country="GB" style:font-size-asian="10pt" style:font-size-complex="10pt"/>
    </style:style>
    <style:style style:name="P16" style:family="paragraph" style:parent-style-name="Standard" style:master-page-name="Converted5">
      <style:paragraph-properties fo:margin-top="0in" fo:margin-bottom="0in" loext:contextual-spacing="false" fo:line-height="100%" style:page-number="auto"/>
      <style:text-properties fo:font-size="10pt" fo:language="en" fo:country="GB" style:font-size-asian="10pt" style:font-size-complex="10pt"/>
    </style:style>
    <style:style style:name="P17" style:family="paragraph" style:parent-style-name="Standard" style:master-page-name="Converted6">
      <style:paragraph-properties fo:margin-top="0in" fo:margin-bottom="0in" loext:contextual-spacing="false" fo:line-height="100%" style:page-number="auto"/>
      <style:text-properties fo:font-size="10pt" fo:language="en" fo:country="GB" style:font-size-asian="10pt" style:font-size-complex="10pt"/>
    </style:style>
    <style:style style:name="P18" style:family="paragraph" style:parent-style-name="Standard" style:master-page-name="Converted7">
      <style:paragraph-properties fo:margin-top="0in" fo:margin-bottom="0in" loext:contextual-spacing="false" fo:line-height="100%" style:page-number="auto"/>
      <style:text-properties fo:font-size="10pt" fo:language="en" fo:country="GB" style:font-size-asian="10pt" style:font-size-complex="10pt"/>
    </style:style>
    <style:style style:name="P19" style:family="paragraph" style:parent-style-name="Standard" style:master-page-name="Converted8">
      <style:paragraph-properties fo:margin-top="0in" fo:margin-bottom="0in" loext:contextual-spacing="false" fo:line-height="100%" style:page-number="auto"/>
      <style:text-properties fo:font-size="10pt" fo:language="en" fo:country="GB" style:font-size-asian="10pt" style:font-size-complex="10pt"/>
    </style:style>
    <style:style style:name="P20" style:family="paragraph" style:parent-style-name="Standard" style:master-page-name="Converted9">
      <style:paragraph-properties fo:margin-top="0in" fo:margin-bottom="0in" loext:contextual-spacing="false" fo:line-height="100%" style:page-number="auto"/>
      <style:text-properties fo:font-size="10pt" fo:language="en" fo:country="GB" style:font-size-asian="10pt" style:font-size-complex="10pt"/>
    </style:style>
    <style:style style:name="P21" style:family="paragraph" style:parent-style-name="Standard" style:master-page-name="Converted10">
      <style:paragraph-properties fo:margin-top="0in" fo:margin-bottom="0in" loext:contextual-spacing="false" fo:line-height="100%" style:page-number="auto"/>
      <style:text-properties fo:font-size="10pt" fo:language="en" fo:country="GB" style:font-size-asian="10pt" style:font-size-complex="10pt"/>
    </style:style>
    <style:style style:name="P22" style:family="paragraph" style:parent-style-name="Standard" style:master-page-name="Converted11">
      <style:paragraph-properties fo:margin-top="0in" fo:margin-bottom="0in" loext:contextual-spacing="false" fo:line-height="100%" style:page-number="auto"/>
      <style:text-properties fo:font-size="10pt" fo:language="en" fo:country="GB" style:font-size-asian="10pt" style:font-size-complex="10pt"/>
    </style:style>
    <style:style style:name="P23" style:family="paragraph" style:parent-style-name="Standard" style:master-page-name="Converted12">
      <style:paragraph-properties fo:margin-top="0in" fo:margin-bottom="0in" loext:contextual-spacing="false" fo:line-height="100%" style:page-number="auto"/>
      <style:text-properties fo:font-size="10pt" fo:language="en" fo:country="GB" style:font-size-asian="10pt" style:font-size-complex="10pt"/>
    </style:style>
    <style:style style:name="P24" style:family="paragraph" style:parent-style-name="Standard" style:master-page-name="Converted13">
      <style:paragraph-properties fo:margin-top="0in" fo:margin-bottom="0in" loext:contextual-spacing="false" fo:line-height="100%" style:page-number="auto"/>
      <style:text-properties fo:font-size="10pt" fo:language="en" fo:country="GB" style:font-size-asian="10pt" style:font-size-complex="10pt"/>
    </style:style>
    <style:style style:name="P25" style:family="paragraph" style:parent-style-name="Standard" style:master-page-name="Converted14">
      <style:paragraph-properties fo:margin-top="0in" fo:margin-bottom="0in" loext:contextual-spacing="false" fo:line-height="100%" style:page-number="auto"/>
      <style:text-properties fo:font-size="10pt" fo:language="en" fo:country="GB" style:font-size-asian="10pt" style:font-size-complex="10pt"/>
    </style:style>
    <style:style style:name="P26" style:family="paragraph" style:parent-style-name="Standard" style:master-page-name="Converted15">
      <style:paragraph-properties fo:margin-top="0in" fo:margin-bottom="0in" loext:contextual-spacing="false" fo:line-height="100%" style:page-number="auto"/>
      <style:text-properties fo:font-size="10pt" fo:language="en" fo:country="GB" style:font-size-asian="10pt" style:font-size-complex="10pt"/>
    </style:style>
    <style:style style:name="P27" style:family="paragraph" style:parent-style-name="Standard" style:master-page-name="Converted16">
      <style:paragraph-properties fo:margin-top="0in" fo:margin-bottom="0in" loext:contextual-spacing="false" fo:line-height="100%" style:page-number="auto"/>
      <style:text-properties fo:font-size="10pt" fo:language="en" fo:country="GB" style:font-size-asian="10pt" style:font-size-complex="10pt"/>
    </style:style>
    <style:style style:name="P28" style:family="paragraph" style:parent-style-name="Standard" style:master-page-name="Converted17">
      <style:paragraph-properties fo:margin-top="0in" fo:margin-bottom="0in" loext:contextual-spacing="false" fo:line-height="100%" style:page-number="auto"/>
      <style:text-properties fo:language="en" fo:country="GB"/>
    </style:style>
    <style:style style:name="P29" style:family="paragraph" style:parent-style-name="Standard" style:master-page-name="Converted18">
      <style:paragraph-properties fo:margin-top="0in" fo:margin-bottom="0in" loext:contextual-spacing="false" fo:line-height="100%" style:page-number="auto"/>
      <style:text-properties fo:language="en" fo:country="GB"/>
    </style:style>
    <style:style style:name="P30" style:family="paragraph" style:parent-style-name="Standard" style:master-page-name="Converted19">
      <style:paragraph-properties fo:margin-top="0in" fo:margin-bottom="0in" loext:contextual-spacing="false" fo:line-height="100%" style:page-number="auto"/>
      <style:text-properties fo:language="en" fo:country="GB"/>
    </style:style>
    <style:style style:name="P31" style:family="paragraph" style:parent-style-name="Standard" style:master-page-name="Converted20">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32" style:family="paragraph" style:parent-style-name="Standard" style:master-page-name="Converted21">
      <style:paragraph-properties fo:margin-top="0in" fo:margin-bottom="0in" loext:contextual-spacing="false" fo:line-height="100%" style:page-number="auto"/>
      <style:text-properties fo:font-size="10pt" fo:language="en" fo:country="GB" style:font-size-asian="10pt" style:font-size-complex="10pt"/>
    </style:style>
    <style:style style:name="P33" style:family="paragraph" style:parent-style-name="Standard" style:master-page-name="Converted23">
      <style:paragraph-properties fo:margin-top="0in" fo:margin-bottom="0in" loext:contextual-spacing="false" fo:line-height="100%" style:page-number="auto"/>
      <style:text-properties fo:font-size="10pt" fo:language="en" fo:country="GB" style:font-size-asian="10pt" style:font-size-complex="10pt"/>
    </style:style>
    <style:style style:name="P34" style:family="paragraph" style:parent-style-name="Standard" style:master-page-name="Converted25">
      <style:paragraph-properties fo:margin-top="0in" fo:margin-bottom="0in" loext:contextual-spacing="false" fo:line-height="100%" style:page-number="auto"/>
      <style:text-properties fo:font-size="10pt" fo:language="en" fo:country="GB" style:font-size-asian="10pt" style:font-size-complex="10pt"/>
    </style:style>
    <style:style style:name="P35" style:family="paragraph" style:parent-style-name="Standard" style:master-page-name="Converted26">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36" style:family="paragraph" style:parent-style-name="Standard" style:master-page-name="Converted27">
      <style:paragraph-properties fo:margin-top="0in" fo:margin-bottom="0in" loext:contextual-spacing="false" fo:line-height="100%" style:page-number="auto"/>
      <style:text-properties fo:font-size="10pt" fo:language="en" fo:country="GB" style:font-size-asian="10pt" style:font-size-complex="10pt"/>
    </style:style>
    <style:style style:name="P37" style:family="paragraph" style:parent-style-name="Standard" style:master-page-name="Converted28">
      <style:paragraph-properties fo:margin-top="0in" fo:margin-bottom="0in" loext:contextual-spacing="false" fo:line-height="100%" style:page-number="auto"/>
      <style:text-properties fo:font-size="10pt" fo:language="en" fo:country="GB" style:font-size-asian="10pt" style:font-size-complex="10pt"/>
    </style:style>
    <style:style style:name="P38" style:family="paragraph" style:parent-style-name="Standard" style:master-page-name="Converted29">
      <style:paragraph-properties fo:margin-top="0in" fo:margin-bottom="0in" loext:contextual-spacing="false" fo:line-height="100%" style:page-number="auto"/>
      <style:text-properties fo:font-size="10pt" fo:language="en" fo:country="GB" style:font-size-asian="10pt" style:font-size-complex="10pt"/>
    </style:style>
    <style:style style:name="P39" style:family="paragraph" style:parent-style-name="Standard" style:master-page-name="Converted30">
      <style:paragraph-properties fo:margin-top="0in" fo:margin-bottom="0in" loext:contextual-spacing="false" fo:line-height="100%" style:page-number="auto"/>
      <style:text-properties fo:font-size="10pt" fo:language="en" fo:country="GB" style:font-size-asian="10pt" style:font-size-complex="10pt"/>
    </style:style>
    <style:style style:name="P40" style:family="paragraph" style:parent-style-name="Standard" style:master-page-name="Converted31">
      <style:paragraph-properties fo:margin-top="0in" fo:margin-bottom="0in" loext:contextual-spacing="false" fo:line-height="100%" style:page-number="auto"/>
      <style:text-properties fo:font-size="10pt" fo:language="en" fo:country="GB" style:font-size-asian="10pt" style:font-size-complex="10pt"/>
    </style:style>
    <style:style style:name="P41" style:family="paragraph" style:parent-style-name="Standard" style:master-page-name="Converted32">
      <style:paragraph-properties fo:margin-top="0in" fo:margin-bottom="0in" loext:contextual-spacing="false" fo:line-height="100%" style:page-number="auto"/>
      <style:text-properties fo:font-size="10pt" fo:language="en" fo:country="GB" style:font-size-asian="10pt" style:font-size-complex="10pt"/>
    </style:style>
    <style:style style:name="P42" style:family="paragraph" style:parent-style-name="Standard" style:master-page-name="Converted33">
      <style:paragraph-properties fo:margin-top="0in" fo:margin-bottom="0in" loext:contextual-spacing="false" fo:line-height="100%" style:page-number="auto"/>
      <style:text-properties fo:font-size="10pt" fo:language="en" fo:country="GB" style:font-size-asian="10pt" style:font-size-complex="10pt"/>
    </style:style>
    <style:style style:name="P43" style:family="paragraph" style:parent-style-name="Standard" style:master-page-name="Converted34">
      <style:paragraph-properties fo:margin-top="0in" fo:margin-bottom="0in" loext:contextual-spacing="false" fo:line-height="100%" style:page-number="auto"/>
      <style:text-properties fo:font-size="10pt" fo:language="en" fo:country="GB" style:font-size-asian="10pt" style:font-size-complex="10pt"/>
    </style:style>
    <style:style style:name="P44" style:family="paragraph" style:parent-style-name="Standard" style:master-page-name="Standard">
      <style:paragraph-properties fo:margin-top="0in" fo:margin-bottom="0in" loext:contextual-spacing="false" style:page-number="1"/>
      <style:text-properties fo:language="en" fo:country="GB"/>
    </style:style>
    <style:style style:name="P45" style:family="paragraph" style:parent-style-name="Standard" style:list-style-name="WWNum6">
      <style:paragraph-properties fo:margin-left="0.5in" fo:margin-right="0in" fo:margin-top="0in" fo:margin-bottom="0in" loext:contextual-spacing="true" fo:text-indent="-0.25in" style:auto-text-indent="false"/>
    </style:style>
    <style:style style:name="P46" style:family="paragraph" style:parent-style-name="Standard" style:list-style-name="WWNum6">
      <style:paragraph-properties fo:margin-left="0.5in" fo:margin-right="0in" fo:margin-top="0in" fo:margin-bottom="0in" loext:contextual-spacing="true" fo:text-indent="-0.25in" style:auto-text-indent="false"/>
      <style:text-properties fo:font-size="10pt" fo:language="en" fo:country="GB" fo:background-color="#ffffff" style:font-size-asian="10pt" style:font-size-complex="10pt"/>
    </style:style>
    <style:style style:name="P47" style:family="paragraph" style:parent-style-name="Standard" style:list-style-name="WWNum6">
      <style:paragraph-properties fo:margin-left="0.5in" fo:margin-right="0in" fo:margin-top="0in" fo:margin-bottom="0in" loext:contextual-spacing="true" fo:text-indent="-0.25in" style:auto-text-indent="false"/>
      <style:text-properties fo:font-size="10pt" fo:language="en" fo:country="GB" style:font-size-asian="10pt" style:font-size-complex="10pt"/>
    </style:style>
    <style:style style:name="P48" style:family="paragraph" style:parent-style-name="Standard" style:list-style-name="WWNum1">
      <style:paragraph-properties fo:margin-left="0.5in" fo:margin-right="0in" fo:margin-top="0in" fo:margin-bottom="0in" loext:contextual-spacing="true" fo:text-indent="-0.25in" style:auto-text-indent="false"/>
      <style:text-properties fo:language="en" fo:country="GB"/>
    </style:style>
    <style:style style:name="P49" style:family="paragraph" style:parent-style-name="Standard" style:list-style-name="WWNum7">
      <style:paragraph-properties fo:margin-left="0.5in" fo:margin-right="0in" fo:margin-top="0in" fo:margin-bottom="0in" loext:contextual-spacing="true" fo:text-indent="-0.25in" style:auto-text-indent="false"/>
      <style:text-properties fo:language="en" fo:country="GB"/>
    </style:style>
    <style:style style:name="P50" style:family="paragraph" style:parent-style-name="Standard" style:list-style-name="WWNum2">
      <style:paragraph-properties fo:margin-left="0.5in" fo:margin-right="0in" fo:margin-top="0in" fo:margin-bottom="0in" loext:contextual-spacing="true" fo:text-indent="-0.25in" style:auto-text-indent="false"/>
      <style:text-properties fo:language="en" fo:country="GB"/>
    </style:style>
    <style:style style:name="P51" style:family="paragraph" style:parent-style-name="Standard" style:list-style-name="WWNum4">
      <style:paragraph-properties fo:margin-left="0.5in" fo:margin-right="0in" fo:margin-top="0in" fo:margin-bottom="0in" loext:contextual-spacing="true" fo:text-indent="-0.25in" style:auto-text-indent="false"/>
      <style:text-properties fo:language="en" fo:country="GB"/>
    </style:style>
    <style:style style:name="P52" style:family="paragraph" style:parent-style-name="Standard" style:list-style-name="WWNum3">
      <style:paragraph-properties fo:margin-left="0.5in" fo:margin-right="0in" fo:margin-top="0in" fo:margin-bottom="0in" loext:contextual-spacing="true" fo:text-indent="-0.25in" style:auto-text-indent="false"/>
      <style:text-properties fo:language="en" fo:country="GB"/>
    </style:style>
    <style:style style:name="P53"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style:style>
    <style:style style:name="P54" style:family="paragraph" style:parent-style-name="Standard" style:list-style-name="WWNum6">
      <style:paragraph-properties fo:margin-left="0.5in" fo:margin-right="0in" fo:margin-top="0in" fo:margin-bottom="0in" loext:contextual-spacing="true" fo:text-indent="-0.25in" style:auto-text-indent="false"/>
      <style:text-properties fo:language="en" fo:country="GB"/>
    </style:style>
    <style:style style:name="P55" style:family="paragraph" style:parent-style-name="Standard" style:list-style-name="WWNum8">
      <style:paragraph-properties fo:margin-left="0.5in" fo:margin-right="0in" fo:margin-top="0in" fo:margin-bottom="0in" loext:contextual-spacing="true" fo:text-indent="-0.25in" style:auto-text-indent="false"/>
      <style:text-properties fo:language="en" fo:country="GB"/>
    </style:style>
    <style:style style:name="P5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fo:font-weight="bold" style:font-weight-asian="bold"/>
    </style:style>
    <style:style style:name="P5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style:style>
    <style:style style:name="P58" style:family="paragraph" style:parent-style-name="Standard">
      <style:paragraph-properties fo:margin-left="0in" fo:margin-right="0in" fo:margin-top="0in" fo:margin-bottom="0in" loext:contextual-spacing="false" fo:text-indent="0in" style:auto-text-indent="false"/>
      <style:text-properties fo:font-size="10pt" fo:language="en" fo:country="GB" style:font-size-asian="10pt" style:font-size-complex="10pt"/>
    </style:style>
    <style:style style:name="P59" style:family="paragraph" style:parent-style-name="Standard">
      <style:paragraph-properties fo:margin-left="0in" fo:margin-right="0in" fo:margin-top="0in" fo:margin-bottom="0in" loext:contextual-spacing="false" fo:text-indent="0in" style:auto-text-indent="false"/>
      <style:text-properties fo:language="en" fo:country="GB"/>
    </style:style>
    <style:style style:name="P60" style:family="paragraph" style:parent-style-name="Standard" style:list-style-name="WWNum6">
      <style:paragraph-properties fo:margin-left="0in" fo:margin-right="0in" fo:margin-top="0in" fo:margin-bottom="0in" loext:contextual-spacing="true" fo:text-indent="0in" style:auto-text-indent="false"/>
    </style:style>
    <style:style style:name="P61" style:family="paragraph" style:parent-style-name="Standard">
      <style:paragraph-properties fo:margin-left="0.5in" fo:margin-right="0in" fo:margin-top="0in" fo:margin-bottom="0in" loext:contextual-spacing="false" fo:text-indent="0in" style:auto-text-indent="false"/>
      <style:text-properties fo:language="en" fo:country="GB"/>
    </style:style>
    <style:style style:name="P62" style:family="paragraph" style:parent-style-name="Heading_20_1">
      <style:paragraph-properties fo:margin-top="0.278in" fo:margin-bottom="0.0835in" loext:contextual-spacing="false"/>
      <style:text-properties fo:language="en" fo:country="GB"/>
    </style:style>
    <style:style style:name="P63" style:family="paragraph" style:parent-style-name="Heading_20_2">
      <style:paragraph-properties fo:margin-top="0.25in" fo:margin-bottom="0.0835in" loext:contextual-spacing="false"/>
      <style:text-properties fo:language="en" fo:country="GB"/>
    </style:style>
    <style:style style:name="P64" style:family="paragraph" style:parent-style-name="Title">
      <style:paragraph-properties fo:margin-top="0in" fo:margin-bottom="0.0417in" loext:contextual-spacing="false"/>
      <style:text-properties fo:language="en" fo:country="GB"/>
    </style:style>
    <style:style style:name="P65" style:family="paragraph" style:parent-style-name="Title">
      <style:paragraph-properties fo:margin-top="0in" fo:margin-bottom="0.0417in" loext:contextual-spacing="false" fo:text-align="center" style:justify-single-word="false"/>
      <style:text-properties fo:language="en" fo:country="GB" fo:font-weight="bold" style:font-weight-asian="bold"/>
    </style:style>
    <style:style style:name="P66" style:family="paragraph" style:parent-style-name="Subtitle">
      <style:paragraph-properties fo:margin-top="0in" fo:margin-bottom="0.222in" loext:contextual-spacing="false" fo:text-align="center" style:justify-single-word="false"/>
      <style:text-properties fo:color="#000000" fo:language="en" fo:country="GB" fo:font-weight="bold" style:font-weight-asian="bold"/>
    </style:style>
    <style:style style:name="P67" style:family="paragraph" style:parent-style-name="Subtitle">
      <style:paragraph-properties fo:margin-top="0in" fo:margin-bottom="0.222in" loext:contextual-spacing="false" fo:text-align="center" style:justify-single-word="false"/>
      <style:text-properties fo:language="en" fo:country="GB"/>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color="#1155cc" fo:font-size="10pt" style:text-underline-style="solid" style:text-underline-width="auto" style:text-underline-color="font-color" style:font-size-asian="10pt" style:font-size-complex="10pt"/>
    </style:style>
    <style:style style:name="T4" style:family="text">
      <style:text-properties fo:color="#1155cc" fo:font-size="10pt" fo:language="en" fo:country="GB" style:text-underline-style="solid" style:text-underline-width="auto" style:text-underline-color="font-color" style:font-size-asian="10pt" style:font-size-complex="10pt"/>
    </style:style>
    <style:style style:name="T5" style:family="text">
      <style:text-properties fo:color="#1155cc" fo:language="en" fo:country="GB" style:text-underline-style="solid" style:text-underline-width="auto" style:text-underline-color="font-color"/>
    </style:style>
    <style:style style:name="T6" style:family="text">
      <style:text-properties fo:color="#1155cc" style:text-position="super 58%" fo:font-size="10pt" fo:language="en" fo:country="GB" style:text-underline-style="solid" style:text-underline-width="auto" style:text-underline-color="font-color" style:font-size-asian="10pt" style:font-size-complex="10pt"/>
    </style:style>
    <style:style style:name="T7" style:family="text">
      <style:text-properties style:text-position="super 58%"/>
    </style:style>
    <style:style style:name="T8" style:family="text">
      <style:text-properties style:text-position="super 58%" fo:font-size="10pt" style:font-size-asian="10pt" style:font-size-complex="10pt"/>
    </style:style>
    <style:style style:name="T9" style:family="text">
      <style:text-properties fo:font-size="10pt" style:font-size-asian="10pt" style:font-size-complex="10pt"/>
    </style:style>
    <style:style style:name="T10" style:family="text">
      <style:text-properties fo:font-size="10pt" fo:background-color="#ffffff" loext:char-shading-value="0" style:font-size-asian="10pt" style:font-size-complex="10pt"/>
    </style:style>
    <style:style style:name="T11" style:family="text">
      <style:text-properties fo:font-size="10pt" fo:language="en" fo:country="GB" style:font-size-asian="10pt" style:font-size-complex="10pt"/>
    </style:style>
    <style:style style:name="T12" style:family="text">
      <style:text-properties fo:font-style="italic" style:font-style-asian="italic"/>
    </style:style>
    <style:style style:name="T13" style:family="text">
      <style:text-properties style:text-position="sub 58%"/>
    </style:style>
    <style:style style:name="T14" style:family="text">
      <style:text-properties style:text-position="sub 58%" fo:font-style="italic" style:font-style-asian="italic"/>
    </style:style>
    <style:style style:name="T15" style:family="text">
      <style:text-properties fo:language="en" fo:country="GB"/>
    </style:style>
    <style:style style:name="T16" style:family="text">
      <style:text-properties fo:language="en" fo:country="GB" fo:font-weight="bold" style:font-weight-asian="bold"/>
    </style:style>
    <style:style style:name="T17" style:family="text">
      <style:text-properties fo:language="en" fo:country="GB" officeooo:rsid="001ef04e"/>
    </style:style>
    <style:style style:name="T18" style:family="text">
      <style:text-properties officeooo:rsid="001ef04e"/>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6"/>
      <text:p text:style-name="P6"/>
      <text:p text:style-name="P6"/>
      <text:p text:style-name="P65"><text:bookmark text:name="_jgr3xsvt1ed8"/>Hansard NER </text:p>
      <text:p text:style-name="P66"><text:bookmark text:name="_1ctio3lamtcu"/>Character-Based Named Entity Recognition for the Hansard using Birkbeck SAMTLA</text:p>
      <text:p text:style-name="P67"><text:bookmark text:name="_p4iwo7swosq4"/>Project Proposal</text:p>
      <text:p text:style-name="P7">Student: Matthew Ralph, Master’s Computer Science, Birkbeck College University of London</text:p>
      <text:p text:style-name="P1"><text:a xlink:type="simple" xlink:href="mailto:mralph02@dcs.bbk.ac.uk" text:style-name="Internet_20_link" text:visited-style-name="Visited_20_Internet_20_Link"><text:span text:style-name="T5">mralph02@dcs.bbk.ac.uk</text:span></text:a></text:p>
      <text:p text:style-name="P7">Supervisor: Dr Dell Zhan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4"><text:bookmark text:name="_un1ezforn9wa"/>Table of Contents</text:p>
      <text:p text:style-name="P6"/>
      <text:p text:style-name="P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trj0mi8uh2dw" text:style-name="Index_20_Link" text:visited-style-name="Index_20_Link"><text:span text:style-name="T16">1 Introduction</text:span></text:a><text:span text:style-name="T16"><text:tab/>3</text:span></text:p>
          <text:p text:style-name="P3"><text:a xlink:type="simple" xlink:href="#_7r9d15ug9w7q" text:style-name="Index_20_Link" text:visited-style-name="Index_20_Link"><text:span text:style-name="T16">2 Named Entity Recognition: an overview</text:span></text:a><text:span text:style-name="T16"><text:tab/>3</text:span></text:p>
          <text:p text:style-name="P5"><text:a xlink:type="simple" xlink:href="#_58tzcymfqg3i" text:style-name="Index_20_Link" text:visited-style-name="Index_20_Link"><text:span text:style-name="T15">2.1 Character-Based NER</text:span></text:a><text:span text:style-name="T15"><text:tab/>4</text:span></text:p>
          <text:p text:style-name="P5"><text:a xlink:type="simple" xlink:href="#_23qtdu7zujh1" text:style-name="Index_20_Link" text:visited-style-name="Index_20_Link"><text:span text:style-name="T15">2.2 Hansard dataset</text:span></text:a><text:span text:style-name="T15"><text:tab/>4</text:span></text:p>
          <text:p text:style-name="P3"><text:a xlink:type="simple" xlink:href="#_i7hhihk3v1qz" text:style-name="Index_20_Link" text:visited-style-name="Index_20_Link"><text:span text:style-name="T16">3 Current State of Character-Based NER</text:span></text:a><text:span text:style-name="T16"><text:tab/>5</text:span></text:p>
          <text:p text:style-name="P5"><text:a xlink:type="simple" xlink:href="#_jfenvapbpgur" text:style-name="Index_20_Link" text:visited-style-name="Index_20_Link"><text:span text:style-name="T15">3.1 Related software</text:span></text:a><text:span text:style-name="T15"><text:tab/>5</text:span></text:p>
          <text:p text:style-name="P5"><text:a xlink:type="simple" xlink:href="#_xxgldcodr1wu" text:style-name="Index_20_Link" text:visited-style-name="Index_20_Link"><text:span text:style-name="T15">3.2 Data sources and aggregation methods</text:span></text:a><text:span text:style-name="T15"><text:tab/>8</text:span></text:p>
          <text:p text:style-name="P3"><text:a xlink:type="simple" xlink:href="#_yasgnvtm70ht" text:style-name="Index_20_Link" text:visited-style-name="Index_20_Link"><text:span text:style-name="T16">4 Proposed Project description</text:span></text:a><text:span text:style-name="T16"><text:tab/>8</text:span></text:p>
          <text:p text:style-name="P5"><text:a xlink:type="simple" xlink:href="#_bwfiaeioabob" text:style-name="Index_20_Link" text:visited-style-name="Index_20_Link"><text:span text:style-name="T15">4.1 Summary of Features</text:span></text:a><text:span text:style-name="T15"><text:tab/>8</text:span></text:p>
          <text:p text:style-name="P5"><text:a xlink:type="simple" xlink:href="#_m8ku7y99ozss" text:style-name="Index_20_Link" text:visited-style-name="Index_20_Link"><text:span text:style-name="T15">4.2 Training Algorithms/Architecture</text:span></text:a><text:span text:style-name="T15"><text:tab/>8</text:span></text:p>
          <text:p text:style-name="P5"><text:a xlink:type="simple" xlink:href="#_izkrggajydqo" text:style-name="Index_20_Link" text:visited-style-name="Index_20_Link"><text:span text:style-name="T15">4.3 Evaluation in Hansard-context</text:span></text:a><text:span text:style-name="T15"><text:tab/>8</text:span></text:p>
          <text:p text:style-name="P5"><text:a xlink:type="simple" xlink:href="#_7oazg98rwe6p" text:style-name="Index_20_Link" text:visited-style-name="Index_20_Link"><text:span text:style-name="T15">4.4 Evaluation out of context</text:span></text:a><text:span text:style-name="T15"><text:tab/>9</text:span></text:p>
          <text:p text:style-name="P5"><text:a xlink:type="simple" xlink:href="#_z29eoj8614v" text:style-name="Index_20_Link" text:visited-style-name="Index_20_Link"><text:span text:style-name="T15">4.5 GUI integration with Samtla</text:span></text:a><text:span text:style-name="T15"><text:tab/>9</text:span></text:p>
          <text:p text:style-name="P3"><text:a xlink:type="simple" xlink:href="#_umwc6yooex9u" text:style-name="Index_20_Link" text:visited-style-name="Index_20_Link"><text:span text:style-name="T16">5 High-level architecture</text:span></text:a><text:span text:style-name="T16"><text:tab/>9</text:span></text:p>
          <text:p text:style-name="P3"><text:a xlink:type="simple" xlink:href="#_3e6tlmiz7uco" text:style-name="Index_20_Link" text:visited-style-name="Index_20_Link"><text:span text:style-name="T16">6 Tools and programming languages</text:span></text:a><text:span text:style-name="T16"><text:tab/>9</text:span></text:p>
          <text:p text:style-name="P5"><text:a xlink:type="simple" xlink:href="#_6imwtnfakqwc" text:style-name="Index_20_Link" text:visited-style-name="Index_20_Link"><text:span text:style-name="T15">6.1 Python</text:span></text:a><text:span text:style-name="T15"><text:tab/>9</text:span></text:p>
          <text:p text:style-name="P5"><text:a xlink:type="simple" xlink:href="#_d81js7tuqdtq" text:style-name="Index_20_Link" text:visited-style-name="Index_20_Link"><text:span text:style-name="T15">6.2 Javascript approach</text:span></text:a><text:span text:style-name="T15"><text:tab/>10</text:span></text:p>
          <text:p text:style-name="P5"><text:a xlink:type="simple" xlink:href="#_2zg44yoixgyp" text:style-name="Index_20_Link" text:visited-style-name="Index_20_Link"><text:span text:style-name="T15">6.3 Persisting State</text:span></text:a><text:span text:style-name="T15"><text:tab/>10</text:span></text:p>
          <text:p text:style-name="P3"><text:a xlink:type="simple" xlink:href="#_96y59u8jtpin" text:style-name="Index_20_Link" text:visited-style-name="Index_20_Link"><text:span text:style-name="T16">7 Methodology / work plan</text:span></text:a><text:span text:style-name="T16"><text:tab/>10</text:span></text:p>
          <text:p text:style-name="P3"><text:a xlink:type="simple" xlink:href="#_lcvluz8v5not" text:style-name="Index_20_Link" text:visited-style-name="Index_20_Link"><text:span text:style-name="T16">8 Acronyms and abbreviations</text:span></text:a><text:span text:style-name="T16"><text:tab/>11</text:span></text:p>
          <text:p text:style-name="P3"><text:a xlink:type="simple" xlink:href="#_og74o8kixd4" text:style-name="Index_20_Link" text:visited-style-name="Index_20_Link"><text:span text:style-name="T16">9 Bibliography</text:span></text:a><text:span text:style-name="T16"><text:tab/>12</text:span></text:p>
          <text:p text:style-name="P4"><text:a xlink:type="simple" xlink:href="#_fnysmhsgmndf" text:style-name="Index_20_Link" text:visited-style-name="Index_20_Link"><text:span text:style-name="T16">Issues</text:span></text:a><text:span text:style-name="T16"><text:tab/>13</text:span></text:p>
        </text:index-body>
      </text:table-of-content>
      <text:p text:style-name="P6"/>
      <text:p text:style-name="P62"><text:bookmark text:name="_1ac9o3aqj81b"/></text:p>
      <text:p text:style-name="P6"/>
      <text:p text:style-name="P6"/>
      <text:p text:style-name="P6"/>
      <text:p text:style-name="P62"><text:bookmark text:name="_trj0mi8uh2dw"/><text:soft-page-break/>1 Introduction</text:p>
      <text:p text:style-name="P6">This proposal outlines a system for providing Named Entity Recognition on the Hansard dataset, published by the House of Parliament.<text:note text:id="ftn1" text:note-class="footnote"><text:note-citation>1</text:note-citation><text:note-body><text:p text:style-name="P12"><text:s/>https://hansard.parliament.uk/</text:p></text:note-body></text:note> It aims to learn Named Entities at the character-level from a training set in three different categories; people, places and companies. It will then attempt challenges on unseen Hansard texts:</text:p>
      <text:list xml:id="list4276370298" text:style-name="WWNum1">
        <text:list-item>
          <text:p text:style-name="P48">Identify the Named Entities in the English text (as opposed to ‘other’, non-named-entity words)</text:p>
        </text:list-item>
        <text:list-item>
          <text:p text:style-name="P48">Categorise these entities into the correct category</text:p>
        </text:list-item>
      </text:list>
      <text:p text:style-name="P6"/>
      <text:p text:style-name="P6">A machine-learning approach is chosen, which should enable the system to classify never-before-seen Named Entities into the correct category, based on data from similar words, or words that appear in similar contexts.</text:p>
      <text:p text:style-name="P6"/>
      <text:p text:style-name="P6">It is proposed that this Named Entity system be integrated with Samtla<text:note text:id="ftn0" text:note-class="footnote"><text:note-citation>2</text:note-citation><text:note-body><text:p text:style-name="P13"><text:s/>http://samtla.dcs.bbk.ac.uk/</text:p></text:note-body></text:note>, Birkbeck’s tool for exploring and analysing digital archives of free text. As such, one of the deliverables of this project will be to load the Hansard text into the Samtla system.</text:p>
      <text:p text:style-name="P62"><text:bookmark text:name="_7r9d15ug9w7q"/>2 Named Entity Recognition: an overview</text:p>
      <text:p text:style-name="P6">A Named Entity is anything that can be referred to with a proper noun (usually capitalized), but is also sometimes extended to include dates, times and temporal expressions.<text:note text:id="ftn3" text:note-class="footnote"><text:note-citation>3</text:note-citation><text:note-body><text:p text:style-name="P14"><text:s/>Jurafsky and Martin 349. For this project, all temporal expressions will be considered out of scope.</text:p></text:note-body></text:note> Named Entity Recognition (henceforth, NER) is the discipline of extracting entities from free-text data, and assigning them to an entity-class.<text:note text:id="ftn4" text:note-class="footnote"><text:note-citation>4</text:note-citation><text:note-body><text:p text:style-name="P15"><text:s/>Jurafsky and Martin 348, 350</text:p></text:note-body></text:note></text:p>
      <text:p text:style-name="P6"/>
      <text:p text:style-name="P6">Named Entity Recognition is comprised of two separate challenges: identification and classification. For some terms, the second task is non-trivial, even for humans. For example, the term ‘Birkbeck’ could refer to the 19th Century British academic and philanthropist, or the University in London. Deciding which referent is correct is a matter of examining the context around where the word is used, and for this reason, hand-crafted grammar-rules approaches to NER have been popular. However, such systems require a lot of manual work and tend to only have domain-specific effectiveness. More recently, recurrent neural networks, which use the ‘memory’ of their context to learn Named Entity classification decisions, have been successfully employed.</text:p>
      <text:p text:style-name="P6"/>
      <text:p text:style-name="P6">The Samtla system currently makes use of a gazetteer, which is a static list of known entities and their category (e.g. person, company, place etc). While this is simple, fast and can provide a very high degrees of accuracy with a known dataset, it cannot generalise to recognise previously unseen words as Named Entities, or to categorise them.</text:p>
      <text:p text:style-name="P63"><text:bookmark text:name="_58tzcymfqg3i"/>2.1 Character-Based NER</text:p>
      <text:p text:style-name="P6">More recent approaches to the NER task have done away with word-tokenization, and instead used a representation of words as a continuous stream of characters. This has <text:soft-page-break/>several advantages. Firstly, it avoids all word-separation issues. These are particularly problematic in languages like Chinese, which use a large library of pictorial characters with various possible segmentations, or Japanese, which uses a syllabary combined with Chinese characters. However, agglutinative languages like Turkish, and languages with highly generative morphology (e.g. Finnish, which has around 15 different cases<text:note text:id="ftn5" text:note-class="footnote"><text:note-citation>5</text:note-citation><text:note-body><text:p text:style-name="P16"><text:s/>http://users.jyu.fi/~pamakine/kieli/suomi/sijat/indexen.html</text:p></text:note-body></text:note>) also perform poorly at the word level, as the data for a particular word are very sparse if it can have multiple morphological representations (considered in a word-based system as entirely separate terms).</text:p>
      <text:p text:style-name="P6"/>
      <text:p text:style-name="P6">Even in the English language, which is an ‘analytic’ language (meaning that it has low word-inflection<text:note text:id="ftn6" text:note-class="footnote"><text:note-citation>6</text:note-citation><text:note-body><text:p text:style-name="P17"><text:s/>https://en.wikipedia.org/wiki/Analytic_language</text:p></text:note-body></text:note>), (Kuru et al. 2016) show that “taking characters as the primary representation is superior to considering words as the basic input unit”.<text:note text:id="ftn7" text:note-class="footnote"><text:note-citation>7</text:note-citation><text:note-body><text:p text:style-name="P18"><text:s/>(Kuru et al. 2016) p. 919</text:p></text:note-body></text:note> Considering a text as a stream of input-characters avoids the necessity of manually writing and maintaining a set of word-internal features for recognising and categorising previously unseen Named Entities. It also provides a principled, consistent way to include word-internal features, derived from the statistical representation of the character stream, and not by hand. Statistical machine-learning approaches can identify possible features which even human subject-matter-experts would not think of. As Graham puts it in the context of spam-filtering,</text:p>
      <text:p text:style-name="P61"><text:span text:style-name="T12">I thought I was being very clever, but I found that the Bayesian filter did the same thing for me, and moreover discovered a lot of words I hadn’t thought of.</text:span><text:span text:style-name="T12"><text:note text:id="ftn8" text:note-class="footnote"><text:note-citation>8</text:note-citation><text:note-body><text:p text:style-name="P19"><text:s/>(Graham 2010) p. 125</text:p></text:note-body></text:note></text:span></text:p>
      <text:p text:style-name="P6"/>
      <text:p text:style-name="P6">Similarly, in the NER context, a statistical approach has the ability to discover character-based word-internal or contextual features that would not necessarily stand out to a human rule-writer. As (Smarr and Manning 2002) point out, word-internal features can suggest the entity class of an unseen word due to phonaesthetics, sound-sequence features of a word that give clues as to its meaning. So, for example, it is simple for a human to classify ‘Novo-Doxylin’ as a drug, even if we have never seen it before.<text:note text:id="ftn9" text:note-class="footnote"><text:note-citation>9</text:note-citation><text:note-body><text:p text:style-name="P20"><text:s/>(Manning and Smarr 2002) Introduction</text:p></text:note-body></text:note> Contextual features allow words before and after the NE to give a clue about its class, e.g. the word ‘said’ after an NE strongly marks it as a person, or possibly as a company.</text:p>
      <text:p text:style-name="P63"><text:bookmark text:name="_23qtdu7zujh1"/>2.2 Hansard dataset</text:p>
      <text:p text:style-name="P6"/>
      <text:p text:style-name="P6">The Hansard is the written record of the speeches of all formal sittings in the Houses of Parliament (the Commons and Lords, including Westminster Hall debates). As the ‘primary text’ of enacted democracy in the UK, there is clearly a public interest in analysing what our elected representatives are discussing. Such discussions can ultimately result in primary legislation or in government policy, and are a good measure of the nation’s topical focuses.</text:p>
      <text:p text:style-name="P6"/>
      <text:p text:style-name="P6">A new Hansard is produced after each day of debate, which occur Monday-Thursday most weeks in both Houses. As such, it is a living document, with new content and new previously-unseen words occurring continuously (as per Heaps’ law,<text:note text:id="ftn10" text:note-class="footnote"><text:note-citation>10</text:note-citation><text:note-body><text:p text:style-name="P21"><text:s/>https://en.wikipedia.org/wiki/Heaps%27_law</text:p></text:note-body></text:note> V<text:span text:style-name="T13">R</text:span>(n) = Kn<text:span text:style-name="T7">B</text:span>, where V<text:span text:style-name="T13">R</text:span> is the total vocabulary size, n is the size of the text in question, and K and B are set <text:soft-page-break/>empirically). It is of particular interest to track which Named Entities are being discussed, and with what frequency. For this project, companies, people and places have been selected as of principal interest.</text:p>
      <text:p text:style-name="P6"/>
      <text:p text:style-name="P6">The Hansard will be the first such ‘continuously updated’ document to be integrated with Samtla, and so it is appropriate that a Named Entity Recognition method is chosen which can classify new words, which may never before have appeared in the corpus, based on training.</text:p>
      <text:p text:style-name="P62"><text:bookmark text:name="_i7hhihk3v1qz"/>3 Current State of Character-Based NER</text:p>
      <text:p text:style-name="P63"><text:bookmark text:name="_jfenvapbpgur"/>3.1 Related software</text:p>
      <text:p text:style-name="P6">There have been various implementations of character-based Named Entity Recognition, using different machine-learning models.</text:p>
      <text:p text:style-name="P6"/>
      <text:p text:style-name="P6">(Cucerzan and Yarowsky 1999) use an EM-style bootstrapping algorithm, starting with only a seed-list (100 items or so) of examples in each Named Entity category, and unannotated texts for training and testing. Also provided are parameters about whether capitalisation if significant in the language in question, what word-separators, and a small number of frequent exceptions (like the English word “I”, capitalised but not a Named Entity). The algorithm then builds character-level prefix tries, where</text:p>
      <text:p text:style-name="P9"/>
      <text:p text:style-name="P61"><text:span text:style-name="T9">[t]he distribution[s] stores at each node contain the probability of each name class given the history ending at that node.</text:span><text:span text:style-name="T9"><text:note text:id="ftn11" text:note-class="footnote"><text:note-citation>11</text:note-citation><text:note-body><text:p text:style-name="P22"><text:s/>(Cucerzan et al. 1999) p. 91, 2nd column</text:p></text:note-body></text:note></text:span></text:p>
      <text:p text:style-name="P58"/>
      <text:p text:style-name="P59"><text:span text:style-name="T9">Considering both morphology and context, the algorithm bootstraps using the seed list, adding newly discovered Named Entities to each class, using a confidence threshold to ensure that it only adds words for which there is reasonable certainty of their class.</text:span><text:span text:style-name="T9"><draw:frame draw:style-name="fr1" draw:name="1" text:anchor-type="as-char" svg:width="0.0791in" svg:height="0.1953in" draw:z-index="0"><draw:object xlink:href="./Object 2" xlink:type="simple" xlink:show="embed" xlink:actuate="onLoad"/><draw:image xlink:href="./ObjectReplacements/Object 2" xlink:type="simple" xlink:show="embed" xlink:actuate="onLoad"/></draw:frame></text:span><text:span text:style-name="T9">The probability of a stream of characters belonging to an NE class is given by</text:span></text:p>
      <text:p text:style-name="P59"><draw:frame draw:style-name="fr1" draw:name="2" text:anchor-type="as-char" svg:width="3.1783in" svg:height="0.4201in" draw:z-index="1"><draw:object xlink:href="./Object 4" xlink:type="simple" xlink:show="embed" xlink:actuate="onLoad"/><draw:image xlink:href="./ObjectReplacements/Object 4" xlink:type="simple" xlink:show="embed" xlink:actuate="onLoad"/></draw:frame></text:p>
      <text:p text:style-name="P59">where</text:p>
      <text:p text:style-name="P59"><draw:frame draw:style-name="fr1" draw:name="3" text:anchor-type="as-char" svg:width="0.939in" svg:height="0.2256in" draw:z-index="2"><draw:object xlink:href="./Object 6" xlink:type="simple" xlink:show="embed" xlink:actuate="onLoad"/><draw:image xlink:href="./ObjectReplacements/Object 6" xlink:type="simple" xlink:show="embed" xlink:actuate="onLoad"/></draw:frame></text:p>
      <text:p text:style-name="P59">And the following conditions also hold:</text:p>
      <text:list xml:id="list1757095795" text:style-name="WWNum7">
        <text:list-item>
          <text:p text:style-name="P49"><draw:frame draw:style-name="fr1" draw:name="4" text:anchor-type="as-char" svg:width="0.6217in" svg:height="0.2256in" draw:z-index="3"><draw:object xlink:href="./Object 8" xlink:type="simple" xlink:show="embed" xlink:actuate="onLoad"/><draw:image xlink:href="./ObjectReplacements/Object 8" xlink:type="simple" xlink:show="embed" xlink:actuate="onLoad"/></draw:frame></text:p>
        </text:list-item>
        <text:list-item>
          <text:p text:style-name="P49"><draw:frame draw:style-name="fr1" draw:name="5" text:anchor-type="as-char" svg:width="0.5866in" svg:height="0.4201in" draw:z-index="4"><draw:object xlink:href="./Object 10" xlink:type="simple" xlink:show="embed" xlink:actuate="onLoad"/><draw:image xlink:href="./ObjectReplacements/Object 10" xlink:type="simple" xlink:show="embed" xlink:actuate="onLoad"/></draw:frame><draw:frame draw:style-name="fr1" draw:name="6" text:anchor-type="as-char" svg:width="0.0791in" svg:height="0.1953in" draw:z-index="5"><draw:object xlink:href="./Object 12" xlink:type="simple" xlink:show="embed" xlink:actuate="onLoad"/><draw:image xlink:href="./ObjectReplacements/Object 12" xlink:type="simple" xlink:show="embed" xlink:actuate="onLoad"/></draw:frame></text:p>
        </text:list-item>
      </text:list>
      <text:p text:style-name="P6"/>
      <text:p text:style-name="P6">In other words, characters are weighted, with the probability of a character indicating a class growing as the number of characters grows longer. They also have a hyper-parameter for setting an initial probability for the first letter. As their evaluation and analysis shows, this results in strong results for English and Romanian, which have many NEs starting with a capital letter, but weaker results for Hindi and German.<text:note text:id="ftn12" text:note-class="footnote"><text:note-citation>12</text:note-citation><text:note-body><text:p text:style-name="P23"><text:s/>(Cucerzan and Yarosky 1999) p. 97</text:p></text:note-body></text:note></text:p>
      <text:p text:style-name="P6"><text:soft-page-break/></text:p>
      <text:p text:style-name="P6">Their investigation shows that using a list of roughly 100 seed words provides variable results; it may be that a given word on the seed-list appears often in the same context, so does not add much new information for the bootstrapper to use to identify new NEs. However, they find that as the size of either the seed-lists or the training data (unannotated text) increases, the F-measure of performance increases near-logarithmically. This is good news, as it suggests that using slightly more web-scale datasets may yield better performance, or counteract the requirement for language-specific parameters. </text:p>
      <text:p text:style-name="P6"/>
      <text:p text:style-name="P6">Finally, they use a concept of unassigned probability mass (assigned to its own pseudo-class ‘questionable’), instead of using maximum entropy smoothing. This creates a distinction between a MaxEnt ‘smoothed’ data model, and a model in which there happens to be high confidence in an even probability distribution.</text:p>
      <text:p text:style-name="P6"/>
      <text:p text:style-name="P6">(Klein, Smarr, Nguyen, Manning 2003) write a character-level HMM with minimal context, and a CMM with more contextual features, using characters and introducing character n-grams to recognise NEs. They point out that, for models using entire words as input features, data sparsity has meant that most of the engineering effort is generally spent on crafting word-internal features.<text:note text:id="ftn13" text:note-class="footnote"><text:note-citation>13</text:note-citation><text:note-body><text:p text:style-name="P24"><text:s/>‘[I]n these tasks, providing correct behavior on unknown words is typically the key challenge’ (Klein, Smar, Nguyen and Manning 2003) section 1</text:p></text:note-body></text:note></text:p>
      <text:p text:style-name="P6"/>
      <text:p text:style-name="P6">The HMM has hidden states depending on the previous 1 state, and emitted characters depending on the current (hidden) state, and the previous n - 1 characters (thus using n-grams, and borrowed from (Smarr, Manning 2002)). They found that 6 was the empirically optimal n.<text:note text:id="ftn14" text:note-class="footnote"><text:note-citation>14</text:note-citation><text:note-body><text:p text:style-name="P25"><text:s/>(Klein, Smar, Nguyen and Manning 2003) Section 2, footnote 2</text:p></text:note-body></text:note> To prevent different characters of the same word from being allocated different NE classes, they use a ‘transition topology’:</text:p>
      <text:p text:style-name="P61">each state is a pair (<text:span text:style-name="T12">t,k</text:span>) where <text:span text:style-name="T12">t</text:span> is an entity type … and <text:span text:style-name="T12">k</text:span> indicates the length of time the system has been in state <text:span text:style-name="T12">t</text:span>.<text:note text:id="ftn15" text:note-class="footnote"><text:note-citation>15</text:note-citation><text:note-body><text:p text:style-name="P26"><text:s/>(Klein, Smar, Nguyen and Manning 2003) Section 2</text:p></text:note-body></text:note></text:p>
      <text:p text:style-name="P59">E.g. (PERSON,2). The space following a NE has special state F e.g. (PERSON,F). The output from the HMM is then Viterbi-decoded (see section 4.2) to uncover the best-fit sequence of NEs.</text:p>
      <text:p text:style-name="P59"/>
      <text:p text:style-name="P59">Klein et al. found that the HMM performed 30% better than an equivalent word-level model, and that adding gazetteer entries into the training counts actually reduced performance. <text:note text:id="ftn16" text:note-class="footnote"><text:note-citation>16</text:note-citation><text:note-body><text:p text:style-name="P27"><text:s/>(Klein, Smar, Nguyen and Manning 2003) Section 4. The gazetteer was found to ‘provide only a flat distribution of name phrases whose empirical distributions are very spiked’ (Section 2).</text:p></text:note-body></text:note></text:p>
      <text:p text:style-name="P6"/>
      <text:p text:style-name="P6">Finally, they improve upon this performance by building a character-based CMM. This allows current classification decisions to interact with previous ones - for instance, ‘Grace Road’, which is probably a street location and not a person’s name. Part-of-speech tags and other language-specific features further improved performance.</text:p>
      <text:p text:style-name="P6"/>
      <text:p text:style-name="P6">The HMM from this paper is a feasible starting position for this project, possibly progressing to a CMM. However, providing sufficient training examples for people, places and companies is preferred to time-consuming hand-engineering of features.</text:p>
      <text:p text:style-name="P6"/>
      <text:p text:style-name="P6"><text:soft-page-break/>(Kuru, Can and Yuret 2016) use stacked Bidirectional LSTM (BLSTM) neural networks to process characters in a forward and backward direction (allowing context from both sides to influence the tag decision), and output tag probabilities which are again fed into a Viterbi decoder (see section 4.2). This demonstrated impressive performance in seven languages with ‘no hand-engineered features or other external resources like syntactic taggers or Gazetteers’.<text:note text:id="ftn17" text:note-class="footnote"><text:note-citation>17</text:note-citation><text:note-body><text:p text:style-name="P28"><text:span text:style-name="T8"><text:s/></text:span>(Kuru, Can and Yuret 2016) p.911</text:p></text:note-body></text:note> They explicitly note that their work is ‘motivated by the desire to eliminate the tedious work of feature engineering’.<text:note text:id="ftn18" text:note-class="footnote"><text:note-citation>18</text:note-citation><text:note-body><text:p text:style-name="P29"><text:span text:style-name="T8"><text:s/></text:span>(Kuru, Can and Yuret 2016) p.911</text:p></text:note-body></text:note></text:p>
      <text:p text:style-name="P6"/>
      <text:p text:style-name="P6">Their model takes a sequence of characters (represented by one-hot vectors) and outputs a tag probability distribution for each character. The BLSTMs avoid the vanishing and exploding gradient problems using a memory cell to control exactly which long-term dependencies the model ‘remembers’ from the character stream. So for a given character sequence c<text:span text:style-name="T13">i</text:span>...c<text:span text:style-name="T13">n</text:span>, the output probability (o) of it having a particular tag y<text:span text:style-name="T13">i</text:span><text:span text:style-name="T14"> </text:span><text:span text:style-name="T13"><text:s/></text:span>is given by</text:p>
      <text:p text:style-name="P6"><draw:frame draw:style-name="fr1" draw:name="7" text:anchor-type="as-char" svg:width="0.7043in" svg:height="0.9283in" draw:z-index="6"><draw:object xlink:href="./Object 14" xlink:type="simple" xlink:show="embed" xlink:actuate="onLoad"/><draw:image xlink:href="./ObjectReplacements/Object 14" xlink:type="simple" xlink:show="embed" xlink:actuate="onLoad"/></draw:frame></text:p>
      <text:p text:style-name="P6">where</text:p>
      <text:p text:style-name="P6"><draw:frame draw:style-name="fr1" draw:name="8" text:anchor-type="as-char" svg:width="1.3535in" svg:height="0.3846in" draw:z-index="7"><draw:object xlink:href="./Object 16" xlink:type="simple" xlink:show="embed" xlink:actuate="onLoad"/><draw:image xlink:href="./ObjectReplacements/Object 16" xlink:type="simple" xlink:show="embed" xlink:actuate="onLoad"/></draw:frame>.<text:note text:id="ftn19" text:note-class="footnote"><text:note-citation>19</text:note-citation><text:note-body><text:p text:style-name="P30"><text:span text:style-name="T8"><text:s/></text:span>(Kuru, Can and Yuret 2016) p.915</text:p></text:note-body></text:note> However, they still need to use dropout, turning off random bits in the sequence at the input layer, to avoid overfitting the data.</text:p>
      <text:p text:style-name="P6"/>
      <text:p text:style-name="P6">A transition matrix is used to ensure that the NE type of an entity cannot change within characters of the same word, but a softmax function and Viterbi decoding are still required after the BLSTM processing, to ensure that the best sequence of NE tags is chosen.</text:p>
      <text:p text:style-name="P6"/>
      <text:p text:style-name="P6">Kuru, Can and Yuret’s code is open-source,<text:note text:id="ftn20" text:note-class="footnote"><text:note-citation>20</text:note-citation><text:note-body><text:p text:style-name="P31"><text:s/>https://github.com/ozanarkancan/char-ner</text:p></text:note-body></text:note> so integrating their work with Samtla is a possible next step for this project, after aiming to recreate the HMM from (Manning et al 2003).</text:p>
      <text:p text:style-name="P63"><text:bookmark text:name="_xxgldcodr1wu"/>3.2 Data sources and aggregation methods</text:p>
      <text:p text:style-name="P6">The following data sources will be used to build training lists. Not that while a character-based approach is language-agnostic, for simplicity I will focus solely on data in English:</text:p>
      <text:list xml:id="list1751941146" text:style-name="WWNum2">
        <text:list-item>
          <text:p text:style-name="P50">DBPedia<text:note text:id="ftn21" text:note-class="footnote"><text:note-citation>21</text:note-citation><text:note-body><text:p text:style-name="P32"><text:s/>http://wiki.dbpedia.org/</text:p></text:note-body></text:note></text:p>
        </text:list-item>
      </text:list>
      <text:list xml:id="list3083876758" text:style-name="WWNum4">
        <text:list-item>
          <text:p text:style-name="P51">NASDAQ dataset of listed companies<text:note text:id="ftn22" text:note-class="footnote"><text:note-citation>22</text:note-citation><text:note-body><text:p text:style-name="P10"><text:span text:style-name="T6"><text:s/></text:span><text:a xlink:type="simple" xlink:href="https://www.nasdaq.com/screening/company-list.aspx" text:style-name="Internet_20_link" text:visited-style-name="Visited_20_Internet_20_Link"><text:span text:style-name="T4">https://www.nasdaq.com/screening/company-list.aspx</text:span></text:a><text:span text:style-name="T11">. I concatenate the NYSE, AMEX and NASDAQ datasets into one list</text:span></text:p></text:note-body></text:note></text:p>
        </text:list-item>
        <text:list-item>
          <text:p text:style-name="P51">London Stock Exchange dataset of listed companies<text:note text:id="ftn23" text:note-class="footnote"><text:note-citation>23</text:note-citation><text:note-body><text:p text:style-name="P33">http://www.londonstockexchange.com/statistics/companies-and-issuers/companies-defined-by-mifir-identifiers-list-on-lse.xlsx</text:p></text:note-body></text:note></text:p>
        </text:list-item>
      </text:list>
      <text:list xml:id="list703252758" text:style-name="WWNum3">
        <text:list-item>
          <text:p text:style-name="P52">Biography-center.com human names dataset<text:note text:id="ftn24" text:note-class="footnote"><text:note-citation>24</text:note-citation><text:note-body><text:p text:style-name="P11"><text:span text:style-name="T6"><text:s/></text:span><text:a xlink:type="simple" xlink:href="http://www.biography-center.com/" text:style-name="Internet_20_link" text:visited-style-name="Visited_20_Internet_20_Link"><text:span text:style-name="T4">http://www.biography-center.com/</text:span></text:a><text:span text:style-name="T11"> taken from (Smarr, Manning 2002).</text:span></text:p></text:note-body></text:note></text:p>
        </text:list-item>
        <text:list-item>
          <text:p text:style-name="P52"><text:soft-page-break/>CONLL 2003 English NER List dataset<text:note text:id="ftn25" text:note-class="footnote"><text:note-citation>25</text:note-citation><text:note-body><text:p text:style-name="P34"><text:s/>https://www.clips.uantwerpen.be/conll2003/ner.tgz</text:p></text:note-body></text:note></text:p>
        </text:list-item>
      </text:list>
      <text:p text:style-name="P62"><text:bookmark text:name="_yasgnvtm70ht"/>4 Proposed Project description</text:p>
      <text:p text:style-name="P63"><text:bookmark text:name="_bwfiaeioabob"/>4.1 Summary of Features</text:p>
      <text:p text:style-name="P6">The proposed system will load Hansard debates using the They Work For You (TWFY) API,<text:note text:id="ftn26" text:note-class="footnote"><text:note-citation>26</text:note-citation><text:note-body><text:p text:style-name="P35"><text:s/>https://www.theyworkforyou.com/api/</text:p></text:note-body></text:note> which provides the Hansard debates in XML markup together with detail about the current speaker. These XML documents will need pre-processing (removing the markup tags), before submitting the documents to the Samtla suffix-tree API.</text:p>
      <text:p text:style-name="P6"/>
      <text:p text:style-name="P6">The system will training a model based on data-sources above, to recognise Named Entities in the classes of Organisation (company), Person and Place.</text:p>
      <text:p text:style-name="P6"/>
      <text:p text:style-name="P6">The system will fetch data from the model at read-time and render onto the Samtla text-exploration screen, so that a user can explore the Hansard text with enriched Named Entity information available <text:span text:style-name="T18">— </text:span>displaying at least the class of the Named Entity.</text:p>
      <text:p text:style-name="P63"><text:bookmark text:name="_m8ku7y99ozss"/>4.2 Training Algorithms/Architecture</text:p>
      <text:p text:style-name="P6">Initial approach: HMM? Then use Kuru OTS?</text:p>
      <text:p text:style-name="P6"/>
      <text:p text:style-name="P6">Output of Markov models, intro to Viterbi decoding. Viterbi as a nice-to-have, can always use majority-voting scheme between characters.</text:p>
      <text:p text:style-name="P6"/>
      <text:p text:style-name="P6">Include: Fallback position if Samtla integration not possible.</text:p>
      <text:p text:style-name="P6">Named Entity reference groupings, e.g. The Prime Minister = Theresa May ?</text:p>
      <text:p text:style-name="P6"/>
      <text:p text:style-name="P63"><text:bookmark text:name="_izkrggajydqo"/>4.3 Evaluation in Hansard-context</text:p>
      <text:p text:style-name="P6">Evaluation on free-text of Hansard debates</text:p>
      <text:p text:style-name="P63"><text:bookmark text:name="_7oazg98rwe6p"/>4.4 Evaluation out of context</text:p>
      <text:p text:style-name="P6">Evaluation of model on pure NE lists.</text:p>
      <text:p text:style-name="P6"/>
      <text:p text:style-name="P6">Precision and Recall are standard measures. F = 2PR/(P+R). Human performance on the NE task has an F1 of about 96%.<text:note text:id="ftn27" text:note-class="footnote"><text:note-citation>27</text:note-citation><text:note-body><text:p text:style-name="P36"><text:s/>(Cucerzan and Yarowsky 1999) p.96</text:p></text:note-body></text:note></text:p>
      <text:p text:style-name="P63"><text:bookmark text:name="_z29eoj8614v"/>4.5 GUI integration with Samtla</text:p>
      <text:p text:style-name="P6">To investigate</text:p>
      <text:p text:style-name="P6"/>
      <text:p text:style-name="P62"><text:bookmark text:name="_umwc6yooex9u"/><text:soft-page-break/>5 High-level architecture</text:p>
      <text:p text:style-name="P6">Picture of ingest of data, ingest of labelled data, and model generation and storage. Picture of user accessing via Samtla, with NE enrichment using model at read-time.</text:p>
      <text:p text:style-name="P62"><text:bookmark text:name="_3e6tlmiz7uco"/>6 Tools and programming languages</text:p>
      <text:p text:style-name="P63"><text:bookmark text:name="_6imwtnfakqwc"/>6.1 Python</text:p>
      <text:p text:style-name="P6">Python will be used as the language of choice for the language-processing elements of this project, due to the huge amount of libraries and support available in the NLP domain. It is also the language used for the backend code of Samtla, which uses the Django framework<text:note text:id="ftn28" text:note-class="footnote"><text:note-citation>28</text:note-citation><text:note-body><text:p text:style-name="P37"><text:s/>https://www.djangoproject.com/</text:p></text:note-body></text:note> and an MVC architecture, which is a widely-followed standard for web applications. </text:p>
      <text:p text:style-name="P6"/>
      <text:p text:style-name="P6">The Samtla code-base has recently been updated to use Python 3, so this is the obvious choice for the Named Entity Recognition code. Python 3 has the advantage of native type annotations,<text:note text:id="ftn29" text:note-class="footnote"><text:note-citation>29</text:note-citation><text:note-body><text:p text:style-name="P38"><text:s/>https://docs.python.org/3/library/typing.html</text:p></text:note-body></text:note> which greatly simplify the debugging process during development, as well as simpler and more consistent object-oriented semantics than Python 2.</text:p>
      <text:p text:style-name="P6"/>
      <text:p text:style-name="P6">The following additional libraries will also be used:</text:p>
      <text:list xml:id="list4162020807" text:style-name="WWNum5">
        <text:list-item>
          <text:p text:style-name="P53">Pyinvoke<text:note text:id="ftn30" text:note-class="footnote"><text:note-citation>30</text:note-citation><text:note-body><text:p text:style-name="P39"><text:s/>http://www.pyinvoke.org/</text:p></text:note-body></text:note> - a build system like CMake, providing a uniform interface to repeatable scripted tasks, like downloading Hansard from the TWFY API</text:p>
        </text:list-item>
        <text:list-item>
          <text:p text:style-name="P53">Pytest<text:note text:id="ftn31" text:note-class="footnote"><text:note-citation>31</text:note-citation><text:note-body><text:p text:style-name="P40"><text:s/>https://docs.pytest.org/en/latest/</text:p></text:note-body></text:note> - a simple Unit Testing library in Python with minimal boilerplate requirements</text:p>
        </text:list-item>
      </text:list>
      <text:p text:style-name="P63"><text:bookmark text:name="_d81js7tuqdtq"/>6.2 Javascript approach</text:p>
      <text:p text:style-name="P6">Much of the logic of the Samtla code-base is implemented in Javascript, using the jQuery<text:note text:id="ftn32" text:note-class="footnote"><text:note-citation>32</text:note-citation><text:note-body><text:p text:style-name="P41"><text:s/>https://jquery.com/</text:p></text:note-body></text:note> library (but no further Javascript front-end frameworks).</text:p>
      <text:p text:style-name="P6"/>
      <text:p text:style-name="P6">...</text:p>
      <text:p text:style-name="P63"><text:bookmark text:name="_2zg44yoixgyp"/>6.3 Persisting State</text:p>
      <text:p text:style-name="P6">Samtla currently uses an SQL database, purely to store data in the Django model - that is, user registrations with their usernames and passwords, and a log of their activity, used for Samtla’s user-specific recommendations of similar documents. All storage of the texts themselves is done using a custom language-model, a space-optimised k-truncated suffix tree, indexed and hosted on Birkbeck’s own servers specially equipped with SSDs for performance.<text:note text:id="ftn33" text:note-class="footnote"><text:note-citation>33</text:note-citation><text:note-body><text:p text:style-name="P42"><text:s/>The Anatomy Of A Search And Mining System, p.92ff</text:p></text:note-body></text:note> </text:p>
      <text:p text:style-name="P6"/>
      <text:p text:style-name="P6">It makes sense to decouple the Named Entity Recognition data from the state persisted by the rest of the system, so a separate database will be used for this. The database will be <text:soft-page-break/>iterated on over time, starting out as a pickled Python object<text:note text:id="ftn34" text:note-class="footnote"><text:note-citation>34</text:note-citation><text:note-body><text:p text:style-name="P43"><text:s/>https://docs.python.org/3/library/pickle.html</text:p></text:note-body></text:note> with the results of the machine-learning process, and possibly evolving towards a relational representation which can be stored in an SQL database. It is anticipated that the learning method employed will support ‘batch updating’ of the model, so that as new Named Entities are discovered in different categories, they can be added to the model to improve accuracy.</text:p>
      <text:p text:style-name="P62"><text:bookmark text:name="_96y59u8jtpin"/>7 Methodology / work plan</text:p>
      <text:p text:style-name="P6">The challenge of this project is that it has an integration element (between Samtla and a NER model), and as such has several packages of work:</text:p>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6">ID</text:p>
          </table:table-cell>
          <table:table-cell table:style-name="Table1.A1" office:value-type="string">
            <text:p text:style-name="P56">Work package</text:p>
          </table:table-cell>
          <table:table-cell table:style-name="Table1.A1" office:value-type="string">
            <text:p text:style-name="P56">Target date</text:p>
          </table:table-cell>
          <table:table-cell table:style-name="Table1.A1" office:value-type="string">
            <text:p text:style-name="P56">Risks / mitigations</text:p>
          </table:table-cell>
        </table:table-row>
        <table:table-row table:style-name="Table1.1">
          <table:table-cell table:style-name="Table1.A1" office:value-type="string">
            <text:p text:style-name="P57">1</text:p>
          </table:table-cell>
          <table:table-cell table:style-name="Table1.A1" office:value-type="string">
            <text:p text:style-name="P6">Sourcing and aggregation of data sources for Named Entities of companies, people and places</text:p>
          </table:table-cell>
          <table:table-cell table:style-name="Table1.A1" office:value-type="string">
            <text:p text:style-name="P57">End April 2018</text:p>
          </table:table-cell>
          <table:table-cell table:style-name="Table1.A1" office:value-type="string">
            <text:p text:style-name="P57">Data may not be available, or may be in unworkable formats. Use other data.</text:p>
          </table:table-cell>
        </table:table-row>
        <table:table-row table:style-name="Table1.1">
          <table:table-cell table:style-name="Table1.A1" office:value-type="string">
            <text:p text:style-name="P57">2</text:p>
          </table:table-cell>
          <table:table-cell table:style-name="Table1.A1" office:value-type="string">
            <text:p text:style-name="P6">Construction of NER learning model and setting of hyperparameters</text:p>
          </table:table-cell>
          <table:table-cell table:style-name="Table1.A1" office:value-type="string">
            <text:p text:style-name="P57">End May 2018</text:p>
          </table:table-cell>
          <table:table-cell table:style-name="Table1.A1" office:value-type="string">
            <text:p text:style-name="P57">Model may not perform the task</text:p>
          </table:table-cell>
        </table:table-row>
        <table:table-row table:style-name="Table1.1">
          <table:table-cell table:style-name="Table1.A1" office:value-type="string">
            <text:p text:style-name="P57">3</text:p>
          </table:table-cell>
          <table:table-cell table:style-name="Table1.A1" office:value-type="string">
            <text:p text:style-name="P6">Familiarisation with Samtla SLM and loading of Hansard data into this model</text:p>
          </table:table-cell>
          <table:table-cell table:style-name="Table1.A1" office:value-type="string">
            <text:p text:style-name="P57">End June 2018</text:p>
          </table:table-cell>
          <table:table-cell table:style-name="Table1.A1" office:value-type="string">
            <text:p text:style-name="P57">Samtla SLM API may not be complete. Mitigation is for Dr Martyn Harris to load the corpus into the SML manually.</text:p>
          </table:table-cell>
        </table:table-row>
        <table:table-row table:style-name="Table1.1">
          <table:table-cell table:style-name="Table1.A1" office:value-type="string">
            <text:p text:style-name="P57">4</text:p>
          </table:table-cell>
          <table:table-cell table:style-name="Table1.A1" office:value-type="string">
            <text:p text:style-name="P6">Familiarisation with Samtla back-end (Python Django) and integration of NER processing</text:p>
          </table:table-cell>
          <table:table-cell table:style-name="Table1.A1" office:value-type="string">
            <text:p text:style-name="P57">End June 2018</text:p>
          </table:table-cell>
          <table:table-cell table:style-name="Table1.A1" office:value-type="string">
            <text:p text:style-name="P57">Integration may not be possible due to unforeseen dependencies.</text:p>
          </table:table-cell>
        </table:table-row>
        <table:table-row table:style-name="Table1.1">
          <table:table-cell table:style-name="Table1.A1" office:value-type="string">
            <text:p text:style-name="P57">5</text:p>
          </table:table-cell>
          <table:table-cell table:style-name="Table1.A1" office:value-type="string">
            <text:p text:style-name="P6">Familiarisation with Samtla front-end (Javascript jQuery) and integration of NER visualization</text:p>
          </table:table-cell>
          <table:table-cell table:style-name="Table1.A1" office:value-type="string">
            <text:p text:style-name="P57">End July 2018</text:p>
          </table:table-cell>
          <table:table-cell table:style-name="Table1.A1" office:value-type="string">
            <text:p text:style-name="P8">Integration may not be possible due to unforeseen dependencies.</text:p>
          </table:table-cell>
        </table:table-row>
        <table:table-row table:style-name="Table1.1">
          <table:table-cell table:style-name="Table1.A1" office:value-type="string">
            <text:p text:style-name="P57">6</text:p>
          </table:table-cell>
          <table:table-cell table:style-name="Table1.A1" office:value-type="string">
            <text:p text:style-name="P6">Evaluation of NER system, both in-context on the Hansard, and stand-alone as a classifier of Named Entities</text:p>
          </table:table-cell>
          <table:table-cell table:style-name="Table1.A1" office:value-type="string">
            <text:p text:style-name="P57">End August 2018</text:p>
          </table:table-cell>
          <table:table-cell table:style-name="Table1.A1" office:value-type="string">
            <text:p text:style-name="P57"/>
          </table:table-cell>
        </table:table-row>
        <table:table-row table:style-name="Table1.1">
          <table:table-cell table:style-name="Table1.A1" office:value-type="string">
            <text:p text:style-name="P57">7</text:p>
          </table:table-cell>
          <table:table-cell table:style-name="Table1.A1" office:value-type="string">
            <text:p text:style-name="P6">Write-up into report</text:p>
          </table:table-cell>
          <table:table-cell table:style-name="Table1.A1" office:value-type="string">
            <text:p text:style-name="P57">Before 17th <text:soft-page-break/>Sept 2018</text:p>
          </table:table-cell>
          <table:table-cell table:style-name="Table1.A1" office:value-type="string">
            <text:p text:style-name="P57"/>
          </table:table-cell>
        </table:table-row>
      </table:table>
      <text:p text:style-name="P6"/>
      <text:p text:style-name="P6"/>
      <text:p text:style-name="P6">Items 3-5 above also have a dependency on Birkbeck’s Samtla system, which is itself evolving. In particular, the SLM learning model will shortly be updatable by an HTTP-based API which is currently under development. As such, the project has some of the dependency-based time constraints of any IT delivery project, and must accordingly consider contingency plans in case of dependencies not being available, or in case of integrations not working due to unforeseen complexity.</text:p>
      <text:p text:style-name="P62"><text:bookmark text:name="_lcvluz8v5not"/>8 Acronyms and abbreviations</text:p>
      <text:p text:style-name="P6"/>
      <table:table table:name="Table2" table:style-name="Table2">
        <table:table-column table:style-name="Table2.A"/>
        <table:table-column table:style-name="Table2.B"/>
        <table:table-row table:style-name="Table2.1">
          <table:table-cell table:style-name="Table2.A1" office:value-type="string">
            <text:p text:style-name="P56">Acronym / Abbreviation</text:p>
          </table:table-cell>
          <table:table-cell table:style-name="Table2.A1" office:value-type="string">
            <text:p text:style-name="P56">Full text</text:p>
          </table:table-cell>
        </table:table-row>
        <table:table-row table:style-name="Table2.1">
          <table:table-cell table:style-name="Table2.A1" office:value-type="string">
            <text:p text:style-name="P8">API</text:p>
          </table:table-cell>
          <table:table-cell table:style-name="Table2.A1" office:value-type="string">
            <text:p text:style-name="P8">Application Programming Interface</text:p>
          </table:table-cell>
        </table:table-row>
        <table:table-row table:style-name="Table2.1">
          <table:table-cell table:style-name="Table2.A1" office:value-type="string">
            <text:p text:style-name="P8">BLSTM</text:p>
          </table:table-cell>
          <table:table-cell table:style-name="Table2.A1" office:value-type="string">
            <text:p text:style-name="P8">Bidirectional Long Short-Term Memory</text:p>
          </table:table-cell>
        </table:table-row>
        <table:table-row table:style-name="Table2.1">
          <table:table-cell table:style-name="Table2.A1" office:value-type="string">
            <text:p text:style-name="P8">CMM</text:p>
          </table:table-cell>
          <table:table-cell table:style-name="Table2.A1" office:value-type="string">
            <text:p text:style-name="P8">Conditional Markov Model</text:p>
          </table:table-cell>
        </table:table-row>
        <table:table-row table:style-name="Table2.1">
          <table:table-cell table:style-name="Table2.A1" office:value-type="string">
            <text:p text:style-name="P8">EM</text:p>
          </table:table-cell>
          <table:table-cell table:style-name="Table2.A1" office:value-type="string">
            <text:p text:style-name="P8">Expectation Maximization</text:p>
          </table:table-cell>
        </table:table-row>
        <table:table-row table:style-name="Table2.1">
          <table:table-cell table:style-name="Table2.A1" office:value-type="string">
            <text:p text:style-name="P8">HMM</text:p>
          </table:table-cell>
          <table:table-cell table:style-name="Table2.A1" office:value-type="string">
            <text:p text:style-name="P8">Hidden Markov Model</text:p>
          </table:table-cell>
        </table:table-row>
        <table:table-row table:style-name="Table2.1">
          <table:table-cell table:style-name="Table2.A1" office:value-type="string">
            <text:p text:style-name="P8">LSTM</text:p>
          </table:table-cell>
          <table:table-cell table:style-name="Table2.A1" office:value-type="string">
            <text:p text:style-name="P8">Long Short-Term Memory</text:p>
          </table:table-cell>
        </table:table-row>
        <table:table-row table:style-name="Table2.1">
          <table:table-cell table:style-name="Table2.A1" office:value-type="string">
            <text:p text:style-name="P8">MEMM</text:p>
          </table:table-cell>
          <table:table-cell table:style-name="Table2.A1" office:value-type="string">
            <text:p text:style-name="P8">Maximum Entropy Markov Model</text:p>
          </table:table-cell>
        </table:table-row>
        <table:table-row table:style-name="Table2.1">
          <table:table-cell table:style-name="Table2.A1" office:value-type="string">
            <text:p text:style-name="P8">MVC</text:p>
          </table:table-cell>
          <table:table-cell table:style-name="Table2.A1" office:value-type="string">
            <text:p text:style-name="P8">Model, View, Controller</text:p>
          </table:table-cell>
        </table:table-row>
        <table:table-row table:style-name="Table2.1">
          <table:table-cell table:style-name="Table2.A1" office:value-type="string">
            <text:p text:style-name="P8">NE</text:p>
          </table:table-cell>
          <table:table-cell table:style-name="Table2.A1" office:value-type="string">
            <text:p text:style-name="P8">Named Entity</text:p>
          </table:table-cell>
        </table:table-row>
        <table:table-row table:style-name="Table2.11">
          <table:table-cell table:style-name="Table2.A1" office:value-type="string">
            <text:p text:style-name="P8">NER</text:p>
          </table:table-cell>
          <table:table-cell table:style-name="Table2.A1" office:value-type="string">
            <text:p text:style-name="P8">Named Entity Recognition</text:p>
          </table:table-cell>
        </table:table-row>
        <table:table-row table:style-name="Table2.11">
          <table:table-cell table:style-name="Table2.A1" office:value-type="string">
            <text:p text:style-name="P8">NLP</text:p>
          </table:table-cell>
          <table:table-cell table:style-name="Table2.A1" office:value-type="string">
            <text:p text:style-name="P8">Natural Language Processing</text:p>
          </table:table-cell>
        </table:table-row>
        <table:table-row table:style-name="Table2.13">
          <table:table-cell table:style-name="Table2.A1" office:value-type="string">
            <text:p text:style-name="P8">Samtla</text:p>
          </table:table-cell>
          <table:table-cell table:style-name="Table2.A1" office:value-type="string">
            <text:p text:style-name="P8">Search And Mining Tool for Linguistic Analysis</text:p>
          </table:table-cell>
        </table:table-row>
        <table:table-row table:style-name="Table2.11">
          <table:table-cell table:style-name="Table2.A1" office:value-type="string">
            <text:p text:style-name="P8">SLM</text:p>
          </table:table-cell>
          <table:table-cell table:style-name="Table2.A1" office:value-type="string">
            <text:p text:style-name="P8">Statistical Language Model</text:p>
          </table:table-cell>
        </table:table-row>
        <table:table-row table:style-name="Table2.11">
          <table:table-cell table:style-name="Table2.A1" office:value-type="string">
            <text:p text:style-name="P8">SSD</text:p>
          </table:table-cell>
          <table:table-cell table:style-name="Table2.A1" office:value-type="string">
            <text:p text:style-name="P8">Solid State Disk</text:p>
          </table:table-cell>
        </table:table-row>
        <table:table-row table:style-name="Table2.11">
          <table:table-cell table:style-name="Table2.A1" office:value-type="string">
            <text:p text:style-name="P8">TWFY</text:p>
          </table:table-cell>
          <table:table-cell table:style-name="Table2.A1" office:value-type="string">
            <text:p text:style-name="P8">They Work For You (https://www.theyworkforyou.com/)</text:p>
          </table:table-cell>
        </table:table-row>
      </table:table>
      <text:p text:style-name="P62"><text:bookmark text:name="_og74o8kixd4"/>9 Bibliography</text:p>
      <text:list xml:id="list873447770" text:style-name="WWNum6">
        <text:list-item>
          <text:p text:style-name="P54">Jurafsky and Martin 2nd ed, Ch 22 'Information Extraction'</text:p>
        </text:list-item>
        <text:list-item>
          <text:p text:style-name="P54">Jurafsky and Martin 2nd ed, Ch 6 'HMMs and Maximum Entropy Models' </text:p>
        </text:list-item>
        <text:list-item>
          <text:p text:style-name="P54"><text:soft-page-break/>Hansard 16 Nov 2017</text:p>
        </text:list-item>
        <text:list-item>
          <text:p text:style-name="P54">Hansard 21 Dec 2017</text:p>
          <text:p text:style-name="P60"><text:a xlink:type="simple" xlink:href="https://www.theyworkforyou.com/api/docs" text:style-name="Internet_20_link" text:visited-style-name="Visited_20_Internet_20_Link"><text:span text:style-name="T5"/></text:a></text:p>
        </text:list-item>
        <text:list-item>
          <text:p text:style-name="P46">Language Independent Named Entity Recognition Combining Morphological and Contextual Evidence - Yarowsky, Cucerzan 1999</text:p>
        </text:list-item>
        <text:list-item>
          <text:p text:style-name="P54">Named Entity Recognition with Character-Level Models - Manning, Nguyen, Smarr, Klein, 2003</text:p>
        </text:list-item>
        <text:list-item>
          <text:p text:style-name="P54">Classifying Unknown Proper Noun Phrases Without Context, Smarr and Manning, 2002.</text:p>
        </text:list-item>
        <text:list-item>
          <text:p text:style-name="P54">CharNER: Character-Level Named Entity Recognition, Kuru/Can/Yuret, 2016. Sourced from <text:span text:style-name="T10">http://www.aclweb.org/anthology/C/C16/C16-1087.pdf</text:span></text:p>
        </text:list-item>
        <text:list-item>
          <text:p text:style-name="P45"><text:span text:style-name="T15">Oxford Handbook of Computational Linguistics, 2003 ch 19, </text:span><text:span text:style-name="T17">20, 30</text:span></text:p>
        </text:list-item>
        <text:list-item>
          <text:p text:style-name="P47">Hackers and Painters, Paul Graham 2010, ch 8 'A plan for spam'</text:p>
        </text:list-item>
      </text:list>
      <text:p text:style-name="P62"><text:bookmark text:name="_fnysmhsgmndf"/>Issues</text:p>
      <text:list xml:id="list1798402711" text:style-name="WWNum8">
        <text:list-item>
          <text:p text:style-name="P55">What sort of model should I write to use this data? Or do I use an existing solution wholesale?</text:p>
        </text:list-item>
        <text:list-item>
          <text:p text:style-name="P55">How do I ensure both that NEs are differentiated from non-NEs, and that they are categorised? Is it foolish to try to do in-context recognition as well as out-of-context?</text:p>
        </text:list-item>
        <text:list-item>
          <text:p text:style-name="P55">How do I prepare good training data? I have aggregated lists of NEs in each category (people, places, organisations) - should I use a script to tag Hansard data with them in-context?</text:p>
        </text:list-item>
        <text:list-item>
          <text:p text:style-name="P55">How can I evaluate? In-context: Is it sufficient to manually label a few Hansards and compare categorisation effectiveness? Out-of-context: I can do different test/train splits and run my ML model on the test set to detect effectiveness?</text:p>
        </text:list-item>
        <text:list-item>
          <text:p text:style-name="P55">How can I store state from my model in between runs?</text:p>
        </text:list-item>
        <text:list-item>
          <text:p text:style-name="P55">Reformat Bibliography - advice on format</text:p>
        </text:list-item>
        <text:list-item>
          <text:p text:style-name="P55">Sections 4,5 and 6.2 not yet comple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style:text-properties fo:language="en" fo:country="GB"/>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dc:date>2018-03-21T11:46:27.464496325</dc:date>
    <meta:editing-duration>PT3M36S</meta:editing-duration>
    <meta:editing-cycles>1</meta:editing-cycles>
    <meta:document-statistic meta:table-count="2" meta:image-count="0" meta:object-count="8" meta:page-count="12" meta:paragraph-count="236" meta:word-count="3516" meta:character-count="22913" meta:non-whitespace-character-count="19616"/>
  </office:meta>
</office:document-meta>
</file>

<file path=Object 10/content.xml><?xml version="1.0" encoding="utf-8"?>
<math xmlns="http://www.w3.org/1998/Math/MathML" display="block">
  <semantics>
    <mrow>
      <munderover>
        <mo stretchy="false">∑</mo>
        <mrow>
          <mi>i</mi>
          <mo stretchy="false">=</mo>
          <mn>1</mn>
        </mrow>
        <mi>n</mi>
      </munderover>
      <mrow>
        <msub>
          <mi>λ</mi>
          <mi>i</mi>
        </msub>
        <mo stretchy="false">=</mo>
        <mn>1</mn>
      </mrow>
    </mrow>
    <annotation encoding="StarMath 5.0">sum from {i=1} to {n} {{λ} rsub {i}  = 1 }</annotation>
  </semantics>
</math>
</file>

<file path=Object 12/content.xml><?xml version="1.0" encoding="utf-8"?>
<math xmlns="http://www.w3.org/1998/Math/MathML" display="block"/>
</file>

<file path=Object 14/content.xml><?xml version="1.0" encoding="utf-8"?>
<math xmlns="http://www.w3.org/1998/Math/MathML" display="block">
  <semantics>
    <mtable>
      <mtr>
        <mtd>
          <mrow>
            <mi>c</mi>
            <msup>
              <msub>
                <mrow/>
                <mn>1</mn>
              </msub>
              <mi>i</mi>
            </msup>
            <mi>,</mi>
            <mrow/>
          </mrow>
        </mtd>
      </mtr>
      <mtr>
        <mtd>
          <mrow>
            <msub>
              <mi>y</mi>
              <mi>i</mi>
            </msub>
            <mo stretchy="false">∨</mo>
            <mrow/>
          </mrow>
        </mtd>
      </mtr>
      <mtr>
        <mtd>
          <mrow>
            <msub>
              <mi>c</mi>
              <mi>i</mi>
            </msub>
            <mrow>
              <msub>
                <mrow/>
                <mi mathvariant="italic">yi</mi>
              </msub>
              <mo stretchy="false">=</mo>
              <mi>p</mi>
            </mrow>
            <mrow/>
          </mrow>
        </mtd>
      </mtr>
      <mtr>
        <mtd>
          <mrow>
            <mi>o</mi>
            <mrow/>
          </mrow>
        </mtd>
      </mtr>
    </mtable>
    <annotation encoding="StarMath 5.0">o( {c} rsub {i} {)} rsub {yi}  = p( {y} rsub {i } | [c {{]} rsub {1}} ^ {i} ,[c {{]} rsub {i}} ^ {n} ) </annotation>
  </semantics>
</math>
</file>

<file path=Object 16/content.xml><?xml version="1.0" encoding="utf-8"?>
<math xmlns="http://www.w3.org/1998/Math/MathML" display="block">
  <semantics>
    <mtable>
      <mtr>
        <mtd>
          <mrow>
            <mi>c</mi>
            <mrow>
              <msup>
                <msub>
                  <mrow/>
                  <mi>j</mi>
                </msub>
                <mi>k</mi>
              </msup>
              <mo stretchy="false">=</mo>
              <msub>
                <mi>c</mi>
                <mi>j</mi>
              </msub>
            </mrow>
            <mi>,</mi>
            <msub>
              <mi>c</mi>
              <mrow>
                <mi>j</mi>
                <mo stretchy="false">+</mo>
                <mn>1</mn>
              </mrow>
            </msub>
            <mi>,</mi>
            <mn>...</mn>
            <mi>,</mi>
            <msub>
              <mi>c</mi>
              <mi>k</mi>
            </msub>
          </mrow>
        </mtd>
      </mtr>
      <mtr>
        <mtd>
          <mrow/>
        </mtd>
      </mtr>
    </mtable>
    <annotation encoding="StarMath 5.0">[c {{]} rsub {j}} ^ {k}  =  {c} rsub {j} , {c} rsub {j+1} ,..., {c} rsub {k}</annotation>
  </semantics>
</math>
</file>

<file path=Object 2/content.xml><?xml version="1.0" encoding="utf-8"?>
<math xmlns="http://www.w3.org/1998/Math/MathML" display="block"/>
</file>

<file path=Object 4/content.xml><?xml version="1.0" encoding="utf-8"?>
<math xmlns="http://www.w3.org/1998/Math/MathML" display="block">
  <semantics>
    <mrow>
      <mi>P</mi>
      <mrow>
        <mrow>
          <mo fence="true" stretchy="false">(</mo>
          <mrow>
            <mrow>
              <mi mathvariant="italic">clas</mi>
              <mrow>
                <msub>
                  <mi>s</mi>
                  <mi>j</mi>
                </msub>
                <mo stretchy="false">∨</mo>
                <msub>
                  <mi>l</mi>
                  <mn>1</mn>
                </msub>
              </mrow>
              <mi>,</mi>
              <msub>
                <mi>l</mi>
                <mn>2</mn>
              </msub>
              <mn>...</mn>
              <msub>
                <mi>l</mi>
                <mi>n</mi>
              </msub>
            </mrow>
          </mrow>
          <mo fence="true" stretchy="false">)</mo>
        </mrow>
        <mo stretchy="false">=</mo>
        <mrow>
          <munderover>
            <mo stretchy="false">∑</mo>
            <mrow>
              <mi>i</mi>
              <mo stretchy="false">=</mo>
              <mn>1</mn>
            </mrow>
            <mi>n</mi>
          </munderover>
          <mrow>
            <msub>
              <mi>λ</mi>
              <mi>i</mi>
            </msub>
            <mi>P</mi>
            <mrow>
              <mo fence="true" stretchy="false">(</mo>
              <mrow>
                <mrow>
                  <mrow>
                    <mi mathvariant="italic">classj</mi>
                    <mo stretchy="false">∨</mo>
                    <msub>
                      <mi>l</mi>
                      <mn>1</mn>
                    </msub>
                  </mrow>
                  <mi>,</mi>
                  <msub>
                    <mi>l</mi>
                    <mn>2</mn>
                  </msub>
                  <mn>...</mn>
                  <msub>
                    <mi>l</mi>
                    <mi>i</mi>
                  </msub>
                </mrow>
              </mrow>
              <mo fence="true" stretchy="false">)</mo>
            </mrow>
          </mrow>
        </mrow>
      </mrow>
    </mrow>
    <annotation encoding="StarMath 5.0">P(clas {s} rsub {j}  |  {l} rsub {1} , {l} rsub {2} ... {l} rsub {n} ) =  sum from {i=1} to {n} {{λ} rsub {i}  P(classj | {l} rsub {1} , {l} rsub {2} ... {l} rsub {i} ) }</annotation>
  </semantics>
</math>
</file>

<file path=Object 6/content.xml><?xml version="1.0" encoding="utf-8"?>
<math xmlns="http://www.w3.org/1998/Math/MathML" display="block">
  <semantics>
    <mrow>
      <msub>
        <mi>λ</mi>
        <mn>1</mn>
      </msub>
      <mi>≤</mi>
      <msub>
        <mi>λ</mi>
        <mn>2</mn>
      </msub>
      <mi>≤</mi>
      <mn>...</mn>
      <mi>≤</mi>
      <msub>
        <mi>λ</mi>
        <mi>n</mi>
      </msub>
    </mrow>
    <annotation encoding="StarMath 5.0">{λ} rsub {1}   ≤   {λ} rsub {2}   ≤ ... ≤ {λ} rsub {n}</annotation>
  </semantics>
</math>
</file>

<file path=Object 8/content.xml><?xml version="1.0" encoding="utf-8"?>
<math xmlns="http://www.w3.org/1998/Math/MathML" display="block">
  <semantics>
    <mrow>
      <msub>
        <mi>λ</mi>
        <mi>i</mi>
      </msub>
      <mi>ϵ</mi>
      <mrow>
        <mo fence="true" stretchy="false">[</mo>
        <mrow>
          <mn>0,1</mn>
        </mrow>
        <mo fence="true" stretchy="false">]</mo>
      </mrow>
    </mrow>
    <annotation encoding="StarMath 5.0">{λ} rsub {i}   ϵ [0,1]</annotation>
  </semantics>
</math>
</file>